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" fo:font-size="12pt" fo:letter-spacing="normal" fo:language="pt" fo:country="BR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" fo:font-size="12pt" fo:letter-spacing="normal" fo:language="pt" fo:country="BR" officeooo:paragraph-rsid="00008ef0"/>
    </style:style>
    <style:style style:name="T1" style:family="text">
      <style:text-properties officeooo:rsid="000287cd"/>
    </style:style>
    <style:style style:name="T2" style:family="text">
      <style:text-properties officeooo:rsid="00035683"/>
    </style:style>
    <style:style style:name="T3" style:family="text">
      <style:text-properties officeooo:rsid="0004e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O objetivo dessa modelagem é construir os modelos entidade-relacionamento, modelo relacional e a criação de um banco de dados para uma empresa de telecomunicações. A empresa em questão fornece serviços de Internet, Telefonia Fixa, Telefonia Móvel, Televisão e Serviço de Atendimento e Suporte, a empresa possui um CNPJ, Nome, uma localização (como endereço e cidade) e um modo de contato.</text:p>
      <text:p text:style-name="P1"><text:tab/>Cada plano possui <text:s/>um número e um valor fixo, além de seus dados específicos, telefonia fixa deve possuir um número de contato e uma quantidade de minutos que podem ser utilizados, telefonia móvel possui minutos para se falar, limite de SMS, limite de internet, e número de celular.</text:p>
      <text:p text:style-name="P1"><text:tab/>Os planos de Internet devem possuir velocidade e os planos de televisão devem possuir os canais que estão ligados ao plano.</text:p>
      <text:p text:style-name="P1"><text:tab/>A empresa possuirá clientes que poderão usufruir de um ou mais serviços fornecidos, é necessário armazenar o CPF, nome, endereço e telefone (que pode ser um ou mais) dos clientes, eles serão identificados internamente pelo CPF.</text:p>
      <text:p text:style-name="P1"/>
      <text:p text:style-name="P1"><text:tab/>A empresa também possui funcionários, que podem ser funcionários de Tecnologia da Informação, Engenharia, Recursos Humanos, Manutenção, Limpeza, para cada um é necessário se ter um número de identificação, além de nome, telefone, data de admissão, carga horária, salário, cpf, endereço e cada área possuirá suas informações específicas</text:p>
      <text:p text:style-name="P1"><text:tab/>TI: Setor, Experiência, Função</text:p>
      <text:p text:style-name="P1"><text:tab/>Engenharia: Área</text:p>
      <text:p text:style-name="P1"><text:tab/>Recursos Humanos: Função</text:p>
      <text:p text:style-name="P1"><text:tab/>Manutenção: Setor, Função</text:p>
      <text:p text:style-name="P1"><text:tab/></text:p>
      <text:p text:style-name="P1"><text:tab/></text:p>
      <text:p text:style-name="P1">A empresa deve ser capaz de manter uma folha de pagamento para os funcionários. (AINDA NAO IMPLEMENTADO)</text:p>
      <text:p text:style-name="P1"/>
      <text:p text:style-name="P1"><text:tab/>Além disso, cada funcionário pode ter um número de dependentes, terá de ser armazenado o nome e o grau de parentesco com o funcionário.</text:p>
      <text:p text:style-name="P1"><text:tab/></text:p>
      <text:p text:style-name="P1"><text:tab/>A empresa também deverá ser capaz de manter em seu banco de dados as prestações de contas de cada cliente, com um número identificador, o valor da conta, a data de emissão e vencimento, a conta deve ser ligada ao respectivo cliente e ao(s) plano(s) que são utilizados por ele.</text:p>
      <text:p text:style-name="P1"/>
      <text:p text:style-name="P2"><text:tab/>Um cliente pode contratar um ou mais serviços da empresa, e pode pedir atendimento por telefone ou manutenção, que deve ser fornecido pela empresa, cada serviço deve ter um número de identificação e um tipo. <text:span text:style-name="T1">Quando um serviço for fornecido, deve-se registrar a data em que foi requisitado o serviço, a data em que ele foi concretizado e qual funcionário foi o responsável por aquele serviço em específico.</text:span></text:p>
      <text:p text:style-name="P2"/>
      <text:p text:style-name="P2"><text:tab/>A empresa deve emitir as contas que devem ser pagas pelo cliente, mantendo a data em que a conta foi paga e se o cliente está em dia ou não com as contas, e os funcionários devem prestar atendimento ou manutenção se estiverem habilitados para tal.</text:p>
      <text:p text:style-name="P1"/>
      <text:p text:style-name="P1"><text:tab/><text:span text:style-name="T2">Um cliente poderá consultar suas informações, as informações de seu plano, alterar suas informações tal como requisitar informações e serviços de manutenção.</text:span></text:p>
      <text:p text:style-name="P1"><text:tab/><text:span text:style-name="T3">Um funcionário poderá consultar os clientes e qual serviço ele está ligado, saber se ele está em dia com as contas, saber as últimas manutenções ou atendimentos requisitados por um cliente e saber as últimas manutenções ou atendimentos prestados por um funcionário.</text:span></text:p>
      <text:p text:style-name="P1"/>
      <text:p text:style-name="P1"><text:tab/>Para as chaves primárias, será utilizado CPF, que possui um valor único em território nacional ou um ID auto incrementado, toda vez que uma entrada for inserida na tabela o id aumentará em um, evitando assim que ele se repita.</text:p>
      <text:p text:style-name="P1"><text:tab/>O valor gerado por Conta será o valor do plano contratado no periodo de tempo</text:p>
      <text:p text:style-name="P1"><text:tab/>O valor da Conta deve sofrer juros caso a data de pagamento, da relação Paga, seja depois da data de vencimento de Conta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MacOSX_X86_64 LibreOffice_project/185f2ce4dcc34af9bd97dec29e6d42c39557298f</meta:generator>
    <dc:date>2015-07-15T15:31:33.912061000</dc:date>
    <meta:editing-duration>PT5M40S</meta:editing-duration>
    <meta:editing-cycles>6</meta:editing-cycles>
    <meta:document-statistic meta:table-count="0" meta:image-count="0" meta:object-count="0" meta:page-count="1" meta:paragraph-count="23" meta:word-count="572" meta:character-count="3484" meta:non-whitespace-character-count="2908"/>
  </office:meta>
</office:document-meta>
</file>